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0952" officeooo:paragraph-rsid="00110952"/>
    </style:style>
    <style:style style:name="P2" style:family="paragraph" style:parent-style-name="Standard">
      <style:text-properties officeooo:rsid="00110952" officeooo:paragraph-rsid="0012f188"/>
    </style:style>
    <style:style style:name="P3" style:family="paragraph" style:parent-style-name="Standard">
      <style:text-properties officeooo:rsid="00110952" officeooo:paragraph-rsid="0015876d"/>
    </style:style>
    <style:style style:name="P4" style:family="paragraph" style:parent-style-name="Standard">
      <style:text-properties officeooo:rsid="0012e80b" officeooo:paragraph-rsid="0012e80b"/>
    </style:style>
    <style:style style:name="P5" style:family="paragraph" style:parent-style-name="Standard">
      <style:text-properties fo:font-weight="bold" officeooo:rsid="00110952" officeooo:paragraph-rsid="00110952" style:font-weight-asian="bold" style:font-weight-complex="bold"/>
    </style:style>
    <style:style style:name="P6" style:family="paragraph" style:parent-style-name="Standard">
      <style:text-properties fo:font-size="10pt" officeooo:rsid="00110952" officeooo:paragraph-rsid="00110952" style:font-size-asian="10pt" style:font-size-complex="10pt"/>
    </style:style>
    <style:style style:name="P7" style:family="paragraph" style:parent-style-name="Standard">
      <style:text-properties fo:font-size="10pt" officeooo:rsid="0014ba1a" officeooo:paragraph-rsid="0014ba1a" style:font-size-asian="10pt" style:font-size-complex="10pt"/>
    </style:style>
    <style:style style:name="P8" style:family="paragraph" style:parent-style-name="Standard">
      <style:text-properties officeooo:rsid="0014ba1a" officeooo:paragraph-rsid="0014ba1a"/>
    </style:style>
    <style:style style:name="P9" style:family="paragraph" style:parent-style-name="Standard">
      <style:text-properties officeooo:rsid="0015c221" officeooo:paragraph-rsid="0015c221"/>
    </style:style>
    <style:style style:name="P10" style:family="paragraph" style:parent-style-name="Standard">
      <style:text-properties officeooo:rsid="0017152b" officeooo:paragraph-rsid="0017152b"/>
    </style:style>
    <style:style style:name="P11"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font-size-complex="10pt"/>
    </style:style>
    <style:style style:name="P12"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13"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font-size-complex="10pt"/>
    </style:style>
    <style:style style:name="P14" style:family="paragraph" style:parent-style-name="Standard">
      <style:text-properties officeooo:rsid="00110952" officeooo:paragraph-rsid="00110952"/>
    </style:style>
    <style:style style:name="P15" style:family="paragraph" style:parent-style-name="Standard">
      <style:text-properties officeooo:rsid="00110952" officeooo:paragraph-rsid="001d8324"/>
    </style:style>
    <style:style style:name="P16" style:family="paragraph" style:parent-style-name="Standard">
      <style:text-properties officeooo:rsid="0012e80b" officeooo:paragraph-rsid="0018f7cc"/>
    </style:style>
    <style:style style:name="P17" style:family="paragraph" style:parent-style-name="Standard">
      <style:text-properties officeooo:rsid="0012e80b" officeooo:paragraph-rsid="001acacf"/>
    </style:style>
    <style:style style:name="P18" style:family="paragraph" style:parent-style-name="Standard">
      <style:text-properties officeooo:rsid="001c873d" officeooo:paragraph-rsid="001c873d"/>
    </style:style>
    <style:style style:name="P19" style:family="paragraph" style:parent-style-name="Standard">
      <style:text-properties officeooo:rsid="0014ba1a" officeooo:paragraph-rsid="0014ba1a"/>
    </style:style>
    <style:style style:name="P20" style:family="paragraph" style:parent-style-name="Standard">
      <style:text-properties officeooo:rsid="001f7749" officeooo:paragraph-rsid="001f7749"/>
    </style:style>
    <style:style style:name="P21" style:family="paragraph" style:parent-style-name="Standard">
      <style:text-properties officeooo:rsid="0015c221" officeooo:paragraph-rsid="0015c221"/>
    </style:style>
    <style:style style:name="P22" style:family="paragraph" style:parent-style-name="Standard">
      <style:text-properties officeooo:rsid="0017152b" officeooo:paragraph-rsid="00214fba"/>
    </style:style>
    <style:style style:name="P23" style:family="paragraph" style:parent-style-name="Standard">
      <style:text-properties officeooo:rsid="0017152b" officeooo:paragraph-rsid="0017152b"/>
    </style:style>
    <style:style style:name="T1" style:family="text">
      <style:text-properties officeooo:rsid="0012e80b"/>
    </style:style>
    <style:style style:name="T2" style:family="text">
      <style:text-properties officeooo:rsid="0012f188"/>
    </style:style>
    <style:style style:name="T3" style:family="text">
      <style:text-properties fo:color="#7f0055" style:font-name="Monospace" fo:font-weight="bold" style:font-weight-asian="bold"/>
    </style:style>
    <style:style style:name="T4" style:family="text">
      <style:text-properties fo:color="#000000" style:font-name="Monospace"/>
    </style:style>
    <style:style style:name="T5" style:family="text">
      <style:text-properties fo:color="#000000" style:font-name="Monospace" fo:font-style="italic" style:font-style-asian="italic"/>
    </style:style>
    <style:style style:name="T6" style:family="text">
      <style:text-properties fo:color="#646464" style:font-name="Monospace"/>
    </style:style>
    <style:style style:name="T7" style:family="text">
      <style:text-properties fo:color="#6a3e3e" style:font-name="Monospace"/>
    </style:style>
    <style:style style:name="T8" style:family="text">
      <style:text-properties fo:color="#0000c0" style:font-name="Monospace"/>
    </style:style>
    <style:style style:name="T9" style:family="text">
      <style:text-properties fo:color="#0000c0" style:font-name="Monospace" fo:font-style="italic" fo:font-weight="bold" style:font-style-asian="italic" style:font-weight-asian="bold"/>
    </style:style>
    <style:style style:name="T10" style:family="text">
      <style:text-properties officeooo:rsid="0014ba1a"/>
    </style:style>
    <style:style style:name="T11" style:family="text">
      <style:text-properties officeooo:rsid="0015c221"/>
    </style:style>
    <style:style style:name="T12" style:family="text">
      <style:text-properties officeooo:rsid="0018f7cc"/>
    </style:style>
    <style:style style:name="T13" style:family="text">
      <style:text-properties officeooo:rsid="001acacf"/>
    </style:style>
    <style:style style:name="T14" style:family="text">
      <style:text-properties officeooo:rsid="001f7749"/>
    </style:style>
    <style:style style:name="T15" style:family="text">
      <style:text-properties officeooo:rsid="00214f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Case Study</text:p>
      <text:p text:style-name="P3">Click stream Analysis</text:p>
      <text:p text:style-name="P1"/>
      <text:p text:style-name="P1">JSON Schema of the data file</text:p>
      <text:p text:style-name="P1"/>
      <text:p text:style-name="P1">{</text:p>
      <text:p text:style-name="P1">"a": USER_AGENT,</text:p>
      <text:p text:style-name="P1">"c": COUNTRY_CODE, # 2-character iso code</text:p>
      <text:p text:style-name="P1">"nk": KNOWN_USER, # 1 or 0. 0=this is the first time we've seen this browser</text:p>
      <text:p text:style-name="P1">"g": GLOBAL_BITLY_HASH,</text:p>
      <text:p text:style-name="P1">"h": ENCODING_USER_BITLY_HASH,</text:p>
      <text:p text:style-name="P1">"l": ENCODING_USER_LOGIN,</text:p>
      <text:p text:style-name="P1">"hh": SHORT_URL_CNAME,</text:p>
      <text:p text:style-name="P1">"r": REFERRING_URL,</text:p>
      <text:p text:style-name="P1">"u": LONG_URL,</text:p>
      <text:p text:style-name="P1">"t": TIMESTAMP,</text:p>
      <text:p text:style-name="P1">"gr": GEO_REGION,</text:p>
      <text:p text:style-name="P1">"ll": [LATITUDE, LONGITUDE],</text:p>
      <text:p text:style-name="P1">"cy": GEO_CITY_NAME,</text:p>
      <text:p text:style-name="P1">"tz": TIMEZONE # in http://en.wikipedia.org/wiki/Zoneinfo format</text:p>
      <text:p text:style-name="P1">"hc": TIMESTAMP OF TIME HASH WAS CREATED,</text:p>
      <text:p text:style-name="P1">"al": ACCEPT_LANGUAGE http://www.w3.org/Protocols/rfc2616/rfc2616-sec14.html#sec14.4</text:p>
      <text:p text:style-name="P1">}</text:p>
      <text:p text:style-name="P1"/>
      <text:p text:style-name="P1">Click streams obtained from US government web sites are available in the above data file. Our task is to store this data on Hadoop and compute the following analytics:</text:p>
      <text:p text:style-name="P1"/>
      <text:p text:style-name="P1"><text:s text:c="4"/>The top 10 most popular sites in terms of clicks.</text:p>
      <text:p text:style-name="P1"><text:s text:c="4"/>The top-10 most popular sites for each country</text:p>
      <text:p text:style-name="P1"><text:s text:c="4"/>Top-10 most popular sites for each month</text:p>
      <text:p text:style-name="P1"/>
      <text:p text:style-name="P1">Solution</text:p>
      <text:p text:style-name="P1"/>
      <text:p text:style-name="P1">As this data is in JSON Format so we need to Download JSON Serde. And this can be downloaded from the Hive JSON Serde Download Link. Add this JSON serde to class path as shown below in Hive Shell,</text:p>
      <text:p text:style-name="P1"/>
      <text:p text:style-name="P1"/>
      <text:p text:style-name="P4">hive&gt; create database web; </text:p>
      <text:p text:style-name="P4"/>
      <text:p text:style-name="P4">hive&gt; use web;</text:p>
      <text:p text:style-name="P4"/>
      <text:p text:style-name="P4"/>
      <text:p text:style-name="P1">ADD JAR &lt;localpath where hive json serde jar is located&gt;</text:p>
      <text:p text:style-name="P1"/>
      <text:p text:style-name="P16">hive&gt; add jar <text:s/><text:span text:style-name="T12">/home/cdh/Desktop/Hadoop_Training/Hive_Projects_students/US_GOVT_WEBSITE_JSON/hive-serdes-1.0-SNAPSHOT.jar</text:span></text:p>
      <text:p text:style-name="P1"/>
      <text:p text:style-name="P1">Create a hive table based on data format</text:p>
      <text:p text:style-name="P1"/>
      <text:p text:style-name="P1"><text:soft-page-break/><text:span text:style-name="T1">hive&gt;</text:span>CREATE TABLE clickstr (a string, c string, nk int, tz string, gr string, g string, h string,l string, hh string, r string, u string, t int, hc int, cy string, al string) ROW FORMAT SERDE 'com.cloudera.hive.serde.JSONSerDe';</text:p>
      <text:p text:style-name="P1"/>
      <text:p text:style-name="P1">Load data into the table</text:p>
      <text:p text:style-name="P1"/>
      <text:p text:style-name="P1"/>
      <text:p text:style-name="P17">hive&gt;<text:span text:style-name="T13">LOAD DATA LOCAL INPATH '/home/cdh/Desktop/Hadoop_Training/Hive_Projects_students/US_GOVT_WEBSITE_JSON/UsaGovData.txt' OVERWRITE INTO TABLE clickstr;</text:span></text:p>
      <text:p text:style-name="P1"/>
      <text:p text:style-name="P1"><text:s/>For query tuning we are partitioning the above table and loading the data into it</text:p>
      <text:p text:style-name="P1"/>
      <text:p text:style-name="P4">hive&gt;CREATE EXTERNAL TABLE IF NOT EXISTS clickstrpart (a string, nk int,g string, h string,l string,hh string, r string ,u string, t bigint,gr string, cy string, tz string,hc bigint,al string) <text:s text:c="9"/>PARTITIONED BY (c string)ROW FORMAT DELIMITED FIELDS TERMINATED BY '\t';</text:p>
      <text:p text:style-name="P1"/>
      <text:p text:style-name="P1"/>
      <text:p text:style-name="P1">hive&gt; SET hive.exec.dynamic.partition=true;</text:p>
      <text:p text:style-name="P1">hive&gt; set hive.exec.dynamic.partition.mode=nonstrict;</text:p>
      <text:p text:style-name="P2">hive&gt; <text:span text:style-name="T2">INSERT OVERWRITE TABLE clickstrpart PARTITION(c) SELECT <text:s text:c="2"/>a,nk,g,h,l,hh,r,u,t,gr,cy,tz,hc,al,c FROM clickstr;</text:span></text:p>
      <text:p text:style-name="P1"/>
      <text:p text:style-name="P1">Query 1:</text:p>
      <text:p text:style-name="P1"/>
      <text:p text:style-name="P5">Now the top 10 sites in terms of clicks is</text:p>
      <text:p text:style-name="P1"/>
      <text:p text:style-name="P2">hive&gt; <text:span text:style-name="T2">SELECT c, u, count(*) as cnt from clickstrpart GROUP BY c, u ORDER BY cnt DESC LIMIT 10;</text:span></text:p>
      <text:p text:style-name="P1"/>
      <text:p text:style-name="P1"><text:s/></text:p>
      <text:p text:style-name="P1">hive&gt; SELECT u, count(*) as cnt from clickstrpart GROUP BY u ORDER BY cnt DESC LIMIT 10;</text:p>
      <text:p text:style-name="P1"/>
      <text:p text:style-name="P1">Next as we need month for the third query i have created the below MonthUDF using java which will take timestamp as input and return month as output.</text:p>
      <text:p text:style-name="P1"/>
      <text:p text:style-name="P6"><text:span text:style-name="T3">package</text:span><text:span text:style-name="T4"> com.nrit.hive.udf.month;</text:span></text:p>
      <text:p text:style-name="P11"/>
      <text:p text:style-name="P12"><text:span text:style-name="T3">import</text:span><text:span text:style-name="T4"> java.util.Calendar;</text:span></text:p>
      <text:p text:style-name="P12"><text:span text:style-name="T3">import</text:span><text:span text:style-name="T4"> org.apache.hadoop.hive.ql.exec.UDF;</text:span></text:p>
      <text:p text:style-name="P12"><text:span text:style-name="T3">import</text:span><text:span text:style-name="T4"> org.apache.hadoop.hive.ql.udf.UDFType;</text:span></text:p>
      <text:p text:style-name="P12"><text:span text:style-name="T3">import</text:span><text:span text:style-name="T4"> org.apache.hadoop.io.Text;</text:span></text:p>
      <text:p text:style-name="P11"/>
      <text:p text:style-name="P12"><text:span text:style-name="T6">@UDFType</text:span><text:span text:style-name="T4">(stateful = </text:span><text:span text:style-name="T3">true</text:span><text:span text:style-name="T4">)</text:span></text:p>
      <text:p text:style-name="P12"><text:span text:style-name="T3">public</text:span><text:span text:style-name="T4"> </text:span><text:span text:style-name="T3">class</text:span><text:span text:style-name="T4"> MonthUDF </text:span><text:span text:style-name="T3">extends</text:span><text:span text:style-name="T4"> UDF {</text:span></text:p>
      <text:p text:style-name="P13"><text:tab/></text:p>
      <text:p text:style-name="P12"><text:span text:style-name="T4"><text:tab/></text:span><text:span text:style-name="T3">public</text:span><text:span text:style-name="T4"> </text:span><text:span text:style-name="T3">int</text:span><text:span text:style-name="T4"> evaluate(Text </text:span><text:span text:style-name="T7">value</text:span><text:span text:style-name="T4">) {</text:span></text:p>
      <text:p text:style-name="P12"><text:span text:style-name="T4"><text:tab/><text:tab/>Calendar </text:span><text:span text:style-name="T7">cal</text:span><text:span text:style-name="T4"> = Calendar.</text:span><text:span text:style-name="T5">getInstance</text:span><text:span text:style-name="T4">();</text:span></text:p>
      <text:p text:style-name="P12"><text:span text:style-name="T4"><text:tab/><text:tab/></text:span><text:span text:style-name="T3">if</text:span><text:span text:style-name="T4"> (</text:span><text:span text:style-name="T7">value</text:span><text:span text:style-name="T4"> == </text:span><text:span text:style-name="T3">null</text:span><text:span text:style-name="T4">) {</text:span></text:p>
      <text:p text:style-name="P12"><text:span text:style-name="T4"><text:tab/><text:tab/></text:span><text:span text:style-name="T3">return</text:span><text:span text:style-name="T4"> 1;</text:span></text:p>
      <text:p text:style-name="P12"><text:span text:style-name="T4"><text:tab/><text:tab/>} </text:span><text:span text:style-name="T3">else</text:span><text:span text:style-name="T4"> {</text:span></text:p>
      <text:p text:style-name="P12"><text:span text:style-name="T4"><text:tab/><text:tab/></text:span><text:span text:style-name="T7">cal</text:span><text:span text:style-name="T4">.setTimeInMillis(Long.</text:span><text:span text:style-name="T5">valueOf</text:span><text:span text:style-name="T4">(</text:span><text:span text:style-name="T7">value</text:span><text:span text:style-name="T4">.toString()) * 1000);</text:span></text:p>
      <text:p text:style-name="P12"><text:span text:style-name="T4"><text:tab/><text:tab/></text:span><text:span text:style-name="T3">return</text:span><text:span text:style-name="T4"> </text:span><text:span text:style-name="T7">cal</text:span><text:span text:style-name="T4">.get(Calendar.</text:span><text:span text:style-name="T9">MONTH</text:span><text:span text:style-name="T4">) + 1;</text:span></text:p>
      <text:p text:style-name="P13"><text:tab/><text:tab/>}</text:p>
      <text:p text:style-name="P13"><text:soft-page-break/><text:tab/> <text:s text:c="3"/>}</text:p>
      <text:p text:style-name="P13"><text:s text:c="7"/>}</text:p>
      <text:p text:style-name="P6"/>
      <text:p text:style-name="P7">above generate as jar <text:s/>( /home/cdh/hivemonthudf.jar )</text:p>
      <text:p text:style-name="P7"/>
      <text:p text:style-name="P1"/>
      <text:p text:style-name="P8">hive&gt;add <text:s text:c="3"/>jar <text:s text:c="3"/>/home/cdh/hivemonthudf.jar;</text:p>
      <text:p text:style-name="P1"><text:s/></text:p>
      <text:p text:style-name="P18">hive&gt; list jars;</text:p>
      <text:p text:style-name="P18"/>
      <text:p text:style-name="P8">hive&gt; create <text:s/>temporary <text:s/>function month as 'com.nrit.hive.udf.month.MonthUDF'</text:p>
      <text:p text:style-name="P8"/>
      <text:p text:style-name="P15"><text:span text:style-name="T10">hive&gt;</text:span>set hive.exec.partition.dynamic=true;</text:p>
      <text:p text:style-name="P15"><text:s/></text:p>
      <text:p text:style-name="P15"><text:span text:style-name="T10">hive&gt;</text:span>set hive.exec.dynamic.partition.mode=nonstrict;</text:p>
      <text:p text:style-name="P1"/>
      <text:p text:style-name="P1"><text:span text:style-name="T10">hive&gt;</text:span>CREATE EXTERNAL TABLE IF NOT EXISTS clickpartition (a string, nk int,g string, h string,l string,hh string, r string ,u string, t bigint,gr string, cy string, tz string,hc bigint,al string,month int) PARTITIONED BY (c string) row format delimited fields terminated by '\t';</text:p>
      <text:p text:style-name="P1"/>
      <text:p text:style-name="P1"><text:s/></text:p>
      <text:p text:style-name="P1"><text:span text:style-name="T10">hive&gt;</text:span>insert overwrite table clickpartition partition(c) select a,nk,g,h,l,hh,r,u ,t,gr,cy,tz,hc, al, month(t), c from clickstr;</text:p>
      <text:p text:style-name="P1"/>
      <text:p text:style-name="P1">Query1:</text:p>
      <text:p text:style-name="P1"/>
      <text:p text:style-name="P1">The top 10 most popular sites in terms of clicks.</text:p>
      <text:p text:style-name="P1"/>
      <text:p text:style-name="P1"><text:span text:style-name="T11">hive&gt;</text:span>select u, count(*) as cnt from clickpartition group by u order by cnt DESC limit 10;</text:p>
      <text:p text:style-name="P1"/>
      <text:p text:style-name="P1">Query2:</text:p>
      <text:p text:style-name="P1"/>
      <text:p text:style-name="P1">The top-10 most popular sites for each country</text:p>
      <text:p text:style-name="P1"/>
      <text:p text:style-name="P1">For the above query we need to list top 10 sites in each country group which requires some extra code. So i have written Rank UDF as below</text:p>
      <text:p text:style-name="P1"/>
      <text:p text:style-name="P6"><text:span text:style-name="T3">package</text:span><text:span text:style-name="T4"> com.nrit.hive.udf.rank;</text:span></text:p>
      <text:p text:style-name="P11"/>
      <text:p text:style-name="P12"><text:span text:style-name="T3">import</text:span><text:span text:style-name="T4"> org.apache.hadoop.hive.ql.exec.UDF;</text:span></text:p>
      <text:p text:style-name="P11"/>
      <text:p text:style-name="P12"><text:span text:style-name="T3">public</text:span><text:span text:style-name="T4"> </text:span><text:span text:style-name="T3">class</text:span><text:span text:style-name="T4"> RankUDF </text:span><text:span text:style-name="T3">extends</text:span><text:span text:style-name="T4"> UDF {</text:span></text:p>
      <text:p text:style-name="P11"/>
      <text:p text:style-name="P12"><text:span text:style-name="T4"><text:tab/></text:span><text:span text:style-name="T3">private</text:span><text:span text:style-name="T4"> </text:span><text:span text:style-name="T3">int</text:span><text:span text:style-name="T4"> </text:span><text:span text:style-name="T8">counter</text:span><text:span text:style-name="T4">;</text:span></text:p>
      <text:p text:style-name="P12"><text:span text:style-name="T4"><text:tab/></text:span><text:span text:style-name="T3">private</text:span><text:span text:style-name="T4"> String </text:span><text:span text:style-name="T8">last_key</text:span><text:span text:style-name="T4">;</text:span></text:p>
      <text:p text:style-name="P11"/>
      <text:p text:style-name="P12"><text:span text:style-name="T4"><text:tab/></text:span><text:span text:style-name="T3">public</text:span><text:span text:style-name="T4"> </text:span><text:span text:style-name="T3">int</text:span><text:span text:style-name="T4"> evaluate(</text:span><text:span text:style-name="T3">final</text:span><text:span text:style-name="T4"> String </text:span><text:span text:style-name="T7">key</text:span><text:span text:style-name="T4">) {</text:span></text:p>
      <text:p text:style-name="P11"/>
      <text:p text:style-name="P12"><text:span text:style-name="T4"><text:tab/><text:tab/></text:span><text:span text:style-name="T3">if</text:span><text:span text:style-name="T4"> (!</text:span><text:span text:style-name="T7">key</text:span><text:span text:style-name="T4">.equalsIgnoreCase(</text:span><text:span text:style-name="T3">this</text:span><text:span text:style-name="T4">.</text:span><text:span text:style-name="T8">last_key</text:span><text:span text:style-name="T4">)) {</text:span></text:p>
      <text:p text:style-name="P13"><text:tab/><text:tab/><text:tab/></text:p>
      <text:p text:style-name="P12"><text:span text:style-name="T4"><text:tab/><text:tab/><text:tab/></text:span><text:span text:style-name="T3">this</text:span><text:span text:style-name="T4">.</text:span><text:span text:style-name="T8">counter</text:span><text:span text:style-name="T4"> = 1;</text:span></text:p>
      <text:p text:style-name="P13"><text:tab/><text:tab/><text:tab/></text:p>
      <text:p text:style-name="P12"><text:span text:style-name="T4"><text:tab/><text:tab/><text:tab/></text:span><text:span text:style-name="T3">this</text:span><text:span text:style-name="T4">.</text:span><text:span text:style-name="T8">last_key</text:span><text:span text:style-name="T4"> = </text:span><text:span text:style-name="T7">key</text:span><text:span text:style-name="T4">;</text:span></text:p>
      <text:p text:style-name="P13"><text:tab/><text:tab/><text:tab/></text:p>
      <text:p text:style-name="P13"><text:tab/><text:tab/>}</text:p>
      <text:p text:style-name="P13"><text:tab/><text:tab/></text:p>
      <text:p text:style-name="P12"><text:soft-page-break/><text:span text:style-name="T4"><text:tab/><text:tab/></text:span><text:span text:style-name="T3">return</text:span><text:span text:style-name="T4"> </text:span><text:span text:style-name="T3">this</text:span><text:span text:style-name="T4">.</text:span><text:span text:style-name="T8">counter</text:span><text:span text:style-name="T4">++;</text:span></text:p>
      <text:p text:style-name="P13"><text:tab/>}</text:p>
      <text:p text:style-name="P13">}</text:p>
      <text:p text:style-name="P9"/>
      <text:p text:style-name="P9">hive&gt; add jar /home/cdh/hiverankudf.jar;</text:p>
      <text:p text:style-name="P9"/>
      <text:p text:style-name="P20">hive&gt;list jars;</text:p>
      <text:p text:style-name="P1"><text:s/></text:p>
      <text:p text:style-name="P1"><text:span text:style-name="T14">hive&gt;</text:span>create temporary function rank as 'RankUDF';</text:p>
      <text:p text:style-name="P1"/>
      <text:p text:style-name="P20">hive&gt; show functions;</text:p>
      <text:p text:style-name="P20"/>
      <text:p text:style-name="P10">SELECT c, u, cnt FROM ( </text:p>
      <text:p text:style-name="P10">SELECT <text:s/>*, <text:s/>rank(c) as row_number </text:p>
      <text:p text:style-name="P10">FROM ( </text:p>
      <text:p text:style-name="P10">select c, u, count(*) as cnt from clickpartition group by c,u order by c,cnt DESC </text:p>
      <text:p text:style-name="P10">) A</text:p>
      <text:p text:style-name="P10"><text:s/>) B </text:p>
      <text:p text:style-name="P10">WHERE row_number &lt;= 10;</text:p>
      <text:p text:style-name="P1"/>
      <text:p text:style-name="P1">Query3:</text:p>
      <text:p text:style-name="P1"/>
      <text:p text:style-name="P1">Top-10 most popular sites for each month.</text:p>
      <text:p text:style-name="P1"/>
      <text:p text:style-name="P10">SELECT month,u,cnt FROM ( </text:p>
      <text:p text:style-name="P10">SELECT *, rank(month) as row_number </text:p>
      <text:p text:style-name="P10">FROM ( select month,u,count(*) as cnt from clickpartition group by month,u order by month,cnt DESC </text:p>
      <text:p text:style-name="P10">) A</text:p>
      <text:p text:style-name="P10"><text:s/>) B</text:p>
      <text:p text:style-name="P10">WHERE row_number &lt;= 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00:35:05.415130216</meta:creation-date>
    <dc:date>2018-01-05T20:58:51.000934173</dc:date>
    <meta:editing-duration>PT1H3M37S</meta:editing-duration>
    <meta:editing-cycles>9</meta:editing-cycles>
    <meta:generator>LibreOffice/4.2.3.3$Linux_x86 LibreOffice_project/420m0$Build-3</meta:generator>
    <meta:document-statistic meta:table-count="0" meta:image-count="0" meta:object-count="0" meta:page-count="4" meta:paragraph-count="118" meta:word-count="710" meta:character-count="5093" meta:non-whitespace-character-count="4384"/>
  </office:meta>
</office:document-meta>
</file>